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fo:border="none"/>
    </style:style>
    <style:style style:name="P1" style:family="paragraph">
      <style:paragraph-properties fo:text-align="start"/>
      <style:text-properties style:text-line-through-style="none" fo:font-family="Arial" style:font-family-generic="swiss" style:font-pitch="variable" fo:font-size="13pt" fo:font-style="normal" style:text-underline-style="none" fo:font-weight="bold"/>
    </style:style>
    <style:style style:name="P2" style:family="paragraph">
      <style:paragraph-properties fo:text-align="start"/>
      <style:text-properties style:text-line-through-style="none" fo:font-family="Arial" style:font-family-generic="swiss" style:font-pitch="variable" fo:font-size="11pt" fo:font-style="normal" style:text-underline-style="none" fo:font-weight="normal"/>
    </style:style>
    <style:style style:name="P3" style:family="paragraph">
      <style:paragraph-properties fo:text-align="start"/>
      <style:text-properties style:text-line-through-style="none" fo:font-family="Arial" style:font-family-generic="swiss" style:font-pitch="variable" fo:font-size="14pt" fo:font-style="normal" style:text-underline-style="none" fo:font-weight="bold"/>
    </style:style>
    <style:style style:name="P4" style:family="paragraph">
      <style:paragraph-properties fo:text-align="start"/>
      <style:text-properties style:text-line-through-style="none" fo:font-family="Arial" style:font-family-generic="swiss" style:font-pitch="variable" fo:font-size="7pt" fo:font-style="normal" style:text-underline-style="none" fo:font-weight="normal"/>
    </style:style>
  </office:automatic-styles>
  <office:body>
    <office:drawing>
      <draw:page draw:name="page1" draw:style-name="dp1" draw:master-page-name="Standard">
        <office:forms form:automatic-focus="false" form:apply-design-mode="false">
          <form:form form:name="adresse" form:apply-filter="true" form:command-type="table" form:control-implementation="ooo:com.sun.star.form.component.Form" office:target-frame="" xlink:href="" xlink:type="simple">
            <form:textarea form:name="titre" form:control-implementation="ooo:com.sun.star.form.component.TextField" xml:id="control1" form:id="control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dateEtLieu" form:control-implementation="ooo:com.sun.star.form.component.TextField" xml:id="control2" form:id="control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  <text:p/>
            </form:textarea>
            <form:text form:name="tarif" form:control-implementation="ooo:com.sun.star.form.component.TextField" xml:id="control3" form:id="control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area form:name="infoRecu" form:control-implementation="ooo:com.sun.star.form.component.TextField" xml:id="control4" form:id="control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nom" form:control-implementation="ooo:com.sun.star.form.component.TextField" xml:id="control5" form:id="control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draw:control draw:style-name="gr1" draw:text-style-name="P1" draw:layer="layout" svg:width="14.134cm" svg:height="0.815cm" svg:x="5.437cm" svg:y="1.993cm" draw:control="control1"/>
        <draw:control draw:style-name="gr1" draw:text-style-name="P2" draw:layer="layout" svg:width="14.144cm" svg:height="0.945cm" svg:x="5.433cm" svg:y="3.07cm" draw:control="control2"/>
        <draw:control draw:style-name="gr1" draw:text-style-name="P3" draw:layer="layout" svg:width="14.06cm" svg:height="0.8cm" svg:x="5.475cm" svg:y="6.013cm" draw:control="control3"/>
        <draw:control draw:style-name="gr1" draw:text-style-name="P4" draw:layer="layout" svg:width="7.711cm" svg:height="0.903cm" svg:x="5.476cm" svg:y="7.243cm" draw:control="control4"/>
        <draw:control draw:style-name="gr1" draw:text-style-name="P3" draw:layer="layout" svg:width="14.063cm" svg:height="0.8cm" svg:x="5.472cm" svg:y="4.857cm" draw:control="control5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y Gueye</meta:initial-creator>
    <meta:creation-date>2015-06-26T21:39:46</meta:creation-date>
    <dc:date>2015-11-08T22:22:57</dc:date>
    <dc:creator>Aly Gueye</dc:creator>
    <meta:editing-duration>PT2H33M54S</meta:editing-duration>
    <meta:editing-cycles>14</meta:editing-cycles>
    <meta:generator>OpenOffice/4.1.1$Unix OpenOffice.org_project/411m6$Build-9775</meta:generator>
    <meta:document-statistic meta:object-count="5"/>
  </office:meta>
</office:document-meta>
</file>